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Replacements/Object 29" manifest:media-type=""/>
  <manifest:file-entry manifest:full-path="ObjectReplacements/Object 19" manifest:media-type=""/>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
  <manifest:file-entry manifest:full-path="ObjectReplacements/Object 10" manifest:media-type="application/x-openoffice-gdimetafile;windows_formatname=&quot;GDIMetaFile&quot;"/>
  <manifest:file-entry manifest:full-path="ObjectReplacements/Object 25" manifest:media-type=""/>
  <manifest:file-entry manifest:full-path="ObjectReplacements/Object 15" manifest:media-type=""/>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
  <manifest:file-entry manifest:full-path="ObjectReplacements/Object 14" manifest:media-type="application/x-openoffice-gdimetafile;windows_formatname=&quot;GDIMetaFile&quot;"/>
  <manifest:file-entry manifest:full-path="ObjectReplacements/Object 39" manifest:media-type=""/>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8" manifest:media-type=""/>
  <manifest:file-entry manifest:full-path="ObjectReplacements/Object 9" manifest:media-type="application/x-openoffice-gdimetafile;windows_formatname=&quot;GDIMetaFile&quot;"/>
  <manifest:file-entry manifest:full-path="ObjectReplacements/Object 40" manifest:media-type=""/>
  <manifest:file-entry manifest:full-path="ObjectReplacements/Object 50" manifest:media-type=""/>
  <manifest:file-entry manifest:full-path="ObjectReplacements/Object 30" manifest:media-type=""/>
  <manifest:file-entry manifest:full-path="ObjectReplacements/Object 55" manifest:media-type="application/x-openoffice-gdimetafile;windows_formatname=&quot;GDIMetaFile&quot;"/>
  <manifest:file-entry manifest:full-path="ObjectReplacements/Object 20" manifest:media-type=""/>
  <manifest:file-entry manifest:full-path="ObjectReplacements/Object 45" manifest:media-type="application/x-openoffice-gdimetafile;windows_formatname=&quot;GDIMetaFile&quot;"/>
  <manifest:file-entry manifest:full-path="ObjectReplacements/Object 41" manifest:media-type=""/>
  <manifest:file-entry manifest:full-path="ObjectReplacements/Object 51" manifest:media-type=""/>
  <manifest:file-entry manifest:full-path="ObjectReplacements/Object 42" manifest:media-type=""/>
  <manifest:file-entry manifest:full-path="ObjectReplacements/Object 52" manifest:media-type=""/>
  <manifest:file-entry manifest:full-path="ObjectReplacements/Object 53" manifest:media-type=""/>
  <manifest:file-entry manifest:full-path="ObjectReplacements/Object 43" manifest:media-type=""/>
  <manifest:file-entry manifest:full-path="ObjectReplacements/Object 54" manifest:media-type=""/>
  <manifest:file-entry manifest:full-path="ObjectReplacements/Object 44" manifest:media-type=""/>
  <manifest:file-entry manifest:full-path="ObjectReplacements/Object 16" manifest:media-type=""/>
  <manifest:file-entry manifest:full-path="ObjectReplacements/Object 26" manifest:media-type=""/>
  <manifest:file-entry manifest:full-path="ObjectReplacements/Object 11" manifest:media-type="application/x-openoffice-gdimetafile;windows_formatname=&quot;GDIMetaFile&quot;"/>
  <manifest:file-entry manifest:full-path="ObjectReplacements/Object 36" manifest:media-type=""/>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 manifest:media-type=""/>
  <manifest:file-entry manifest:full-path="ObjectReplacements/Object 2" manifest:media-type=""/>
  <manifest:file-entry manifest:full-path="ObjectReplacements/Object 1" manifest:media-type=""/>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styles.xml" manifest:media-type="text/xml"/>
  <manifest:file-entry manifest:full-path="setting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Κανονικά" style:font-pitch="fixed"/>
    <style:font-face style:name="CMMI10" svg:font-family="CMMI10" style:font-family-generic="roman" style:font-pitch="variable"/>
    <style:font-face style:name="CMR10" svg:font-family="CMR10"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MMI101" svg:font-family="CMMI10" style:font-family-generic="system" style:font-pitch="variable"/>
    <style:font-face style:name="CMR101" svg:font-family="CMR10"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style:tab-stops>
          <style:tab-stop style:position="1.7547in"/>
        </style:tab-stops>
      </style:paragraph-properties>
    </style:style>
    <style:style style:name="P3" style:family="paragraph" style:parent-style-name="Standard">
      <style:paragraph-properties>
        <style:tab-stops>
          <style:tab-stop style:position="1.7547in"/>
        </style:tab-stops>
      </style:paragraph-properties>
      <style:text-properties style:font-name-asian="F"/>
    </style:style>
    <style:style style:name="P4" style:family="paragraph" style:parent-style-name="Standard">
      <style:paragraph-properties>
        <style:tab-stops>
          <style:tab-stop style:position="1.7547in"/>
        </style:tab-stops>
      </style:paragraph-properties>
      <style:text-properties officeooo:rsid="00180d06" officeooo:paragraph-rsid="00180d06"/>
    </style:style>
    <style:style style:name="P5" style:family="paragraph" style:parent-style-name="Standard" style:list-style-name="">
      <style:paragraph-properties fo:margin-top="0.1945in" fo:margin-bottom="0.1945in" loext:contextual-spacing="false" fo:line-height="100%"/>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8" style:family="paragraph" style:parent-style-name="Standard" style:list-style-name="WWNum4">
      <style:paragraph-properties fo:margin-left="0.6563in" fo:margin-right="0in" fo:margin-top="0.1945in" fo:margin-bottom="0in" loext:contextual-spacing="false" fo:line-height="100%" fo:text-indent="-0.25in" style:auto-text-indent="false"/>
    </style:style>
    <style:style style:name="P9" style:family="paragraph" style:parent-style-name="Standard" style:list-style-name="WWNum4">
      <style:paragraph-properties fo:margin-left="0.6563in" fo:margin-right="0in" fo:margin-top="0in" fo:margin-bottom="0.1945in" loext:contextual-spacing="false" fo:line-height="100%" fo:text-indent="-0.25in" style:auto-text-indent="false"/>
    </style:style>
    <style:style style:name="P10" style:family="paragraph" style:parent-style-name="Standard" style:list-style-name="WWNum4">
      <style:paragraph-properties fo:margin-left="0.6563in" fo:margin-right="0in" fo:margin-top="0in" fo:margin-bottom="0in" loext:contextual-spacing="false" fo:line-height="100%" fo:text-indent="-0.25in" style:auto-text-indent="false"/>
    </style:style>
    <style:style style:name="P11" style:family="paragraph" style:parent-style-name="Standard" style:master-page-name="Standard">
      <style:paragraph-properties style:page-number="auto"/>
    </style:style>
    <style:style style:name="P12" style:family="paragraph" style:parent-style-name="List_20_Paragraph" style:list-style-name="WWNum2"/>
    <style:style style:name="P13" style:family="paragraph" style:parent-style-name="List_20_Paragraph" style:list-style-name="WWNum1"/>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style:font-name-asian="F"/>
    </style:style>
    <style:style style:name="T4" style:family="text">
      <style:text-properties style:font-name="Times New Roman" fo:font-size="12pt" fo:font-weight="bold" style:letter-kerning="true" style:font-name-asian="Times New Roman1" style:font-size-asian="12pt" style:font-weight-asian="bold" style:font-name-complex="Times New Roman1" style:font-size-complex="12pt" style:font-weight-complex="bold"/>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style:font-name="CMR10" fo:font-size="10pt" style:font-size-asian="10pt" style:font-name-complex="CMR101" style:font-size-complex="10pt"/>
    </style:style>
    <style:style style:name="T7" style:family="text">
      <style:text-properties style:font-name="CMMI10" fo:font-size="10pt" style:font-size-asian="10pt" style:font-name-complex="CMMI101" style:font-size-complex="10pt"/>
    </style:style>
    <style:style style:name="T8" style:family="text">
      <style:text-properties fo:font-size="12pt" fo:font-weight="bold" style:font-name-asian="F" style:font-size-asian="12pt" style:font-weight-asian="bold" style:font-size-complex="12pt"/>
    </style:style>
    <style:style style:name="T9" style:family="text">
      <style:text-properties fo:color="#00000a" fo:font-size="12pt" fo:font-weight="bold" style:font-size-asian="12pt" style:font-weight-asian="bold" style:font-size-complex="12pt" style:font-weight-complex="bold"/>
    </style:style>
    <style:style style:name="T10" style:family="text">
      <style:text-properties fo:color="#00000a" fo:font-size="13pt" style:font-size-asian="13pt" style:font-size-complex="13pt"/>
    </style:style>
    <style:style style:name="T11" style:family="text">
      <style:text-properties fo:color="#1155cc" style:font-name="Comic Sans MS" fo:font-size="13.5pt" style:font-size-asian="13.5pt" style:font-size-complex="13.5pt"/>
    </style:style>
    <style:style style:name="T12" style:family="text">
      <style:text-properties fo:color="#073763" style:font-name="Comic Sans MS" fo:font-size="13.5pt" style:font-size-asian="13.5pt" style:font-size-complex="13.5pt"/>
    </style:style>
    <style:style style:name="T13" style:family="text">
      <style:text-properties fo:color="#073763" style:font-name="Comic Sans MS" fo:font-size="20.5pt" style:font-size-asian="20.5pt" style:font-size-complex="20.5pt"/>
    </style:style>
    <style:style style:name="fr1"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PROBLEM</text:span></text:p>
      <text:p text:style-name="Standard">The problem is in the real time images, these star images are mostly corrupted by various noises (photon response uniform noise, photon shot noise, dark current noise, readout noise etc.) and also due to the relative motion between the star sensor and the stars. </text:p>
      <text:p text:style-name="Standard">Due to the large angular rate, the star point moves on the focal plane during the exposure time, which may lead to two changes for the star point: </text:p>
      <text:list xml:id="list814431445" text:style-name="WWNum2">
        <text:list-item>
          <text:p text:style-name="P12">The position shifting of the focal plane and</text:p>
        </text:list-item>
        <text:list-item>
          <text:p text:style-name="P12">The limited starlight energy dispersing into more pixels.</text:p>
        </text:list-item>
      </text:list>
      <text:p text:style-name="Standard">There are two points to the motion blur problem:</text:p>
      <text:list xml:id="list3372401668" text:style-name="WWNum1">
        <text:list-item>
          <text:p text:style-name="P13">If the angular rate is in the dynamic range of star sensor, simply denoising using some novel method can solve the problem</text:p>
        </text:list-item>
        <text:list-item>
          <text:p text:style-name="P13">If the angular rate is larger than the dynamic range, we need to denoise and then proceed to restoration part.</text:p>
        </text:list-item>
      </text:list>
      <text:p text:style-name="Standard"><text:span text:style-name="T1">SOLUTION</text:span></text:p>
      <text:p text:style-name="Standard"><text:span text:style-name="T2">1. Denoising: </text:span></text:p>
      <text:p text:style-name="Standard">Let the corrupted image be <draw:frame draw:style-name="fr1" text:anchor-type="as-char" svg:width="0.5063in" svg:height="0.2in" draw:z-index="0"><draw:object xlink:href="./Object 2" xlink:type="simple" xlink:show="embed" xlink:actuate="onLoad"/><draw:image xlink:href="./ObjectReplacements/Object 2" xlink:type="simple" xlink:show="embed" xlink:actuate="onLoad"/></draw:frame><text:s/>and <draw:frame draw:style-name="fr1" text:anchor-type="as-char" svg:width="0.4917in" svg:height="0.2in" draw:z-index="1"><draw:object xlink:href="./Object 4" xlink:type="simple" xlink:show="embed" xlink:actuate="onLoad"/><draw:image xlink:href="./ObjectReplacements/Object 4" xlink:type="simple" xlink:show="embed" xlink:actuate="onLoad"/></draw:frame><text:s/>be the clear image of the same dimension (NxN), then</text:p>
      <text:p text:style-name="P1"><draw:frame draw:style-name="fr1" text:anchor-type="as-char" svg:width="1.5311in" svg:height="0.2in" draw:z-index="2"><draw:object xlink:href="./Object 6" xlink:type="simple" xlink:show="embed" xlink:actuate="onLoad"/><draw:image xlink:href="./ObjectReplacements/Object 6" xlink:type="simple" xlink:show="embed" xlink:actuate="onLoad"/></draw:frame></text:p>
      <text:p text:style-name="Standard">where <draw:frame draw:style-name="fr1" text:anchor-type="as-char" svg:width="0.9047in" svg:height="0.1839in" draw:z-index="3"><draw:object xlink:href="./Object 8" xlink:type="simple" xlink:show="embed" xlink:actuate="onLoad"/><draw:image xlink:href="./ObjectReplacements/Object 8" xlink:type="simple" xlink:show="embed" xlink:actuate="onLoad"/></draw:frame><text:s/>and <draw:frame draw:style-name="fr1" text:anchor-type="as-char" svg:width="0.4283in" svg:height="0.2in" draw:z-index="4"><draw:object xlink:href="./Object 10" xlink:type="simple" xlink:show="embed" xlink:actuate="onLoad"/><draw:image xlink:href="./ObjectReplacements/Object 10" xlink:type="simple" xlink:show="embed" xlink:actuate="onLoad"/></draw:frame><text:s/>is the additive random noise and independent of <draw:frame draw:style-name="fr1" text:anchor-type="as-char" svg:width="0.422in" svg:height="0.2in" draw:z-index="5"><draw:object xlink:href="./Object 12" xlink:type="simple" xlink:show="embed" xlink:actuate="onLoad"/><draw:image xlink:href="./ObjectReplacements/Object 12" xlink:type="simple" xlink:show="embed" xlink:actuate="onLoad"/></draw:frame>.<text:line-break/>The goal is to remove <draw:frame draw:style-name="fr1" text:anchor-type="as-char" svg:width="0.4283in" svg:height="0.2in" draw:z-index="6"><draw:object xlink:href="./Object 14" xlink:type="simple" xlink:show="embed" xlink:actuate="onLoad"/><draw:image xlink:href="./ObjectReplacements/Object 14" xlink:type="simple" xlink:show="embed" xlink:actuate="onLoad"/></draw:frame><text:s/>and estimate <draw:frame draw:style-name="fr1" text:anchor-type="as-char" svg:width="0.422in" svg:height="0.2in" draw:z-index="7"><draw:object xlink:href="./Object 16" xlink:type="simple" xlink:show="embed" xlink:actuate="onLoad"/><draw:image xlink:href="./ObjectReplacements/Object 16" xlink:type="simple" xlink:show="embed" xlink:actuate="onLoad"/></draw:frame><text:s/>which minimizes the Mean Squared Error.</text:p>
      <text:p text:style-name="Standard">Since <draw:frame draw:style-name="fr1" text:anchor-type="as-char" svg:width="0.422in" svg:height="0.2in" draw:z-index="8"><draw:object xlink:href="./Object 18" xlink:type="simple" xlink:show="embed" xlink:actuate="onLoad"/><draw:image xlink:href="./ObjectReplacements/Object 18" xlink:type="simple" xlink:show="embed" xlink:actuate="onLoad"/></draw:frame><text:s/>is mostly distributed as a smooth signal at low frequency, while <draw:frame draw:style-name="fr1" text:anchor-type="as-char" svg:width="0.4283in" svg:height="0.2in" draw:z-index="9"><draw:object xlink:href="./Object 20" xlink:type="simple" xlink:show="embed" xlink:actuate="onLoad"/><draw:image xlink:href="./ObjectReplacements/Object 20" xlink:type="simple" xlink:show="embed" xlink:actuate="onLoad"/></draw:frame><text:s/>is distributed at high frequency, a two-dimensional discrete wavelet transform (DWT) can be implemented to transform <draw:frame draw:style-name="fr1" text:anchor-type="as-char" svg:width="0.4366in" svg:height="0.2in" draw:z-index="10"><draw:object xlink:href="./Object 22" xlink:type="simple" xlink:show="embed" xlink:actuate="onLoad"/><draw:image xlink:href="./ObjectReplacements/Object 22" xlink:type="simple" xlink:show="embed" xlink:actuate="onLoad"/></draw:frame><text:s/>into wavelet domain. The low frequency approximation subband will contain the low frequency portion of <draw:frame draw:style-name="fr1" text:anchor-type="as-char" svg:width="0.4366in" svg:height="0.2in" draw:z-index="11"><draw:object xlink:href="./Object 24" xlink:type="simple" xlink:show="embed" xlink:actuate="onLoad"/><draw:image xlink:href="./ObjectReplacements/Object 24" xlink:type="simple" xlink:show="embed" xlink:actuate="onLoad"/></draw:frame>. Rest will be noise.</text:p>
      <text:p text:style-name="Standard">I am currently learning about discrete wavelet transforms.</text:p>
      <text:p text:style-name="Standard"><text:span text:style-name="T2">2. Restoration</text:span></text:p>
      <text:p text:style-name="Standard">Model the corrupted image <draw:frame draw:style-name="fr1" text:anchor-type="as-char" svg:width="0.5063in" svg:height="0.2in" draw:z-index="12"><draw:object xlink:href="./Object 26" xlink:type="simple" xlink:show="embed" xlink:actuate="onLoad"/><draw:image xlink:href="./ObjectReplacements/Object 26" xlink:type="simple" xlink:show="embed" xlink:actuate="onLoad"/></draw:frame><text:s/>as mathematical model and also, find a model for the Point Spread function (PSF) of the image and call it <draw:frame draw:style-name="fr1" text:anchor-type="as-char" svg:width="0.498in" svg:height="0.2in" draw:z-index="13"><draw:object xlink:href="./Object 28" xlink:type="simple" xlink:show="embed" xlink:actuate="onLoad"/><draw:image xlink:href="./ObjectReplacements/Object 28" xlink:type="simple" xlink:show="embed" xlink:actuate="onLoad"/></draw:frame>.</text:p>
      <text:p text:style-name="Standard">The relation between the corrupt image, the clear image and the PSF model in frequency domain is given by:</text:p>
      <text:p text:style-name="P1"><draw:frame draw:style-name="fr1" text:anchor-type="as-char" svg:width="1.7047in" svg:height="0.2in" draw:z-index="14"><draw:object xlink:href="./Object 30" xlink:type="simple" xlink:show="embed" xlink:actuate="onLoad"/><draw:image xlink:href="./ObjectReplacements/Object 30" xlink:type="simple" xlink:show="embed" xlink:actuate="onLoad"/></draw:frame></text:p>
      <text:p text:style-name="Standard">Where, <draw:frame draw:style-name="fr1" text:anchor-type="as-char" svg:width="0.5138in" svg:height="0.2in" draw:z-index="15"><draw:object xlink:href="./Object 32" xlink:type="simple" xlink:show="embed" xlink:actuate="onLoad"/><draw:image xlink:href="./ObjectReplacements/Object 32" xlink:type="simple" xlink:show="embed" xlink:actuate="onLoad"/></draw:frame>,<draw:frame draw:style-name="fr1" text:anchor-type="as-char" svg:width="0.5098in" svg:height="0.2in" draw:z-index="16"><draw:object xlink:href="./Object 34" xlink:type="simple" xlink:show="embed" xlink:actuate="onLoad"/><draw:image xlink:href="./ObjectReplacements/Object 34" xlink:type="simple" xlink:show="embed" xlink:actuate="onLoad"/></draw:frame> and<draw:frame draw:style-name="fr1" text:anchor-type="as-char" svg:width="0.5354in" svg:height="0.2in" draw:z-index="17"><draw:object xlink:href="./Object 36" xlink:type="simple" xlink:show="embed" xlink:actuate="onLoad"/><draw:image xlink:href="./ObjectReplacements/Object 36" xlink:type="simple" xlink:show="embed" xlink:actuate="onLoad"/></draw:frame> are Fourier transforms of <draw:frame draw:style-name="fr1" text:anchor-type="as-char" svg:width="1.0701in" svg:height="0.2in" draw:z-index="18"><draw:object xlink:href="./Object 38" xlink:type="simple" xlink:show="embed" xlink:actuate="onLoad"/><draw:image xlink:href="./ObjectReplacements/Object 38" xlink:type="simple" xlink:show="embed" xlink:actuate="onLoad"/></draw:frame><text:s/>and <draw:frame draw:style-name="fr1" text:anchor-type="as-char" svg:width="0.498in" svg:height="0.2in" draw:z-index="19"><draw:object xlink:href="./Object 40" xlink:type="simple" xlink:show="embed" xlink:actuate="onLoad"/><draw:image xlink:href="./ObjectReplacements/Object 40" xlink:type="simple" xlink:show="embed" xlink:actuate="onLoad"/></draw:frame><text:s/>respectively.</text:p>
      <text:p text:style-name="Standard"/>
      <text:p text:style-name="Standard"><text:soft-page-break/>However, the noise <draw:frame draw:style-name="fr1" text:anchor-type="as-char" svg:width="0.498in" svg:height="0.2in" draw:z-index="20"><draw:object xlink:href="./Object 42" xlink:type="simple" xlink:show="embed" xlink:actuate="onLoad"/><draw:image xlink:href="./ObjectReplacements/Object 42" xlink:type="simple" xlink:show="embed" xlink:actuate="onLoad"/></draw:frame><text:s/>is typically unknown in practice and the classical wiener filter is problematic, we use the modified Wiener filter which is given by:</text:p>
      <text:p text:style-name="P1"><draw:frame draw:style-name="fr1" text:anchor-type="as-char" svg:width="2.0835in" svg:height="0.4602in" draw:z-index="21"><draw:object xlink:href="./Object 44" xlink:type="simple" xlink:show="embed" xlink:actuate="onLoad"/><draw:image xlink:href="./ObjectReplacements/Object 44" xlink:type="simple" xlink:show="embed" xlink:actuate="onLoad"/></draw:frame></text:p>
      <text:p text:style-name="Standard"><text:span text:style-name="T3">Here, </text:span><draw:frame draw:style-name="fr1" text:anchor-type="as-char" svg:width="0.5984in" svg:height="0.2in" draw:z-index="22"><draw:object xlink:href="./Object 46" xlink:type="simple" xlink:show="embed" xlink:actuate="onLoad"/><draw:image xlink:href="./ObjectReplacements/Object 46" xlink:type="simple" xlink:show="embed" xlink:actuate="onLoad"/></draw:frame><text:span text:style-name="T3"><text:s/>denotes the complex conjugate of </text:span><draw:frame draw:style-name="fr1" text:anchor-type="as-char" svg:width="0.5354in" svg:height="0.2in" draw:z-index="23"><draw:object xlink:href="./Object 48" xlink:type="simple" xlink:show="embed" xlink:actuate="onLoad"/><draw:image xlink:href="./ObjectReplacements/Object 48" xlink:type="simple" xlink:show="embed" xlink:actuate="onLoad"/></draw:frame><text:span text:style-name="T3"><text:s/>and </text:span><draw:frame draw:style-name="fr1" text:anchor-type="as-char" svg:width="0.3429in" svg:height="0.2102in" draw:z-index="24"><draw:object xlink:href="./Object 50" xlink:type="simple" xlink:show="embed" xlink:actuate="onLoad"/><draw:image xlink:href="./ObjectReplacements/Object 50" xlink:type="simple" xlink:show="embed" xlink:actuate="onLoad"/></draw:frame><text:span text:style-name="T3"><text:s/>is the estimate of</text:span><draw:frame draw:style-name="fr1" text:anchor-type="as-char" svg:width="0.5098in" svg:height="0.2in" draw:z-index="25"><draw:object xlink:href="./Object 52" xlink:type="simple" xlink:show="embed" xlink:actuate="onLoad"/><draw:image xlink:href="./ObjectReplacements/Object 52" xlink:type="simple" xlink:show="embed" xlink:actuate="onLoad"/></draw:frame><text:span text:style-name="T3">.</text:span></text:p>
      <text:p text:style-name="Standard"><text:span text:style-name="T3">Finally, from</text:span><draw:frame draw:style-name="fr1" text:anchor-type="as-char" svg:width="0.3429in" svg:height="0.2102in" draw:z-index="26"><draw:object xlink:href="./Object 54" xlink:type="simple" xlink:show="embed" xlink:actuate="onLoad"/><draw:image xlink:href="./ObjectReplacements/Object 54" xlink:type="simple" xlink:show="embed" xlink:actuate="onLoad"/></draw:frame><text:span text:style-name="T3">, we can calculate</text:span><draw:frame draw:style-name="fr1" text:anchor-type="as-char" svg:width="0.3154in" svg:height="0.2102in" draw:z-index="27"><draw:object xlink:href="./Object 56" xlink:type="simple" xlink:show="embed" xlink:actuate="onLoad"/><draw:image xlink:href="./ObjectReplacements/Object 56" xlink:type="simple" xlink:show="embed" xlink:actuate="onLoad"/></draw:frame><text:span text:style-name="T3">, an estimate of </text:span><draw:frame draw:style-name="fr1" text:anchor-type="as-char" svg:width="0.4917in" svg:height="0.2in" draw:z-index="28"><draw:object xlink:href="./Object 58" xlink:type="simple" xlink:show="embed" xlink:actuate="onLoad"/><draw:image xlink:href="./ObjectReplacements/Object 58" xlink:type="simple" xlink:show="embed" xlink:actuate="onLoad"/></draw:frame><text:span text:style-name="T3"><text:s/>by taking Inverse Fourier transform.</text:span></text:p>
      <text:p text:style-name="P2"><text:span text:style-name="T3"><text:tab/>KSB method</text:span></text:p>
      <text:p text:style-name="P2"><text:a xlink:type="simple" xlink:href="https://books.google.co.in/books?id=w-5EnuOC3C0C&amp;pg=PA296&amp;lpg=PA296&amp;dq=KSB+method+implementation&amp;source=bl&amp;ots=PJ9o434n2G&amp;sig=s_VJvU2IhAUsC4466fiF1o_-Drc&amp;hl=en&amp;sa=X&amp;ved=0CEgQ6AEwB2oVChMImJbv18TRyAIVRAiOCh0m-A-d#v=onepage&amp;q=KSB%20method%20implementation&amp;f=false" text:style-name="ListLabel_20_10" text:visited-style-name="ListLabel_20_10"><text:span text:style-name="Internet_20_link"><text:span text:style-name="T3">https://books.google.co.in/books?id=w-5EnuOC3C0C&amp;pg=PA296&amp;lpg=PA296&amp;dq=KSB+method+implementation&amp;source=bl&amp;ots=PJ9o434n2G&amp;sig=s_VJvU2IhAUsC4466fiF1o_-Drc&amp;hl=en&amp;sa=X&amp;ved=0CEgQ6AEwB2oVChMImJbv18TRyAIVRAiOCh0m-A-d#v=onepage&amp;q=KSB%20method%20implementation&amp;f=false</text:span></text:span></text:a></text:p>
      <text:p text:style-name="P3"/>
      <text:p text:style-name="P3"><text:bookmark text:name="_GoBack"/></text:p>
      <text:h text:style-name="P5" text:outline-level="1"><text:span text:style-name="T4">Advances in Machine Learning and Data Mining for Astronomy</text:span></text:h>
      <text:p text:style-name="P6"><text:span text:style-name="T5"> edited by Michael J. Way, Jeffrey D. Scargle, Kamal M. Ali, Ashok N. Srivastava</text:span></text:p>
      <text:p text:style-name="P7"/>
      <text:p text:style-name="P6"><text:span text:style-name="T6">The seeing ranged from 1</text:span><text:span text:style-name="T7">”.</text:span><text:span text:style-name="T6">2 to more than 3”. We discarded images with poor signal-to-noise ratio (S/N;</text:span></text:p>
      <text:p text:style-name="P6"><text:span text:style-name="T6">mostly due to thin clouds) and images with tracking problems (where the stars are non-spherical and stretch more than a few pixels during the exposure), an excess of hot pixels, or a background gradient across the image. Finally, 78 U-band images were kept.</text:span></text:p>
      <text:p text:style-name="P3"/>
      <text:p text:style-name="P2"><text:span text:style-name="T3">Abstract to ASI:</text:span></text:p>
      <text:p text:style-name="P2"><text:span text:style-name="T8">Im</text:span><text:span text:style-name="T9">age improvement and restoration in optical time series</text:span></text:p>
      <text:p text:style-name="P3"/>
      <text:p text:style-name="P2"><text:span text:style-name="T10">Successful differential photometry of crowded fields requires images to be of a relatively uniform quality. Modern DIA (Differential Imaging Analysis) techniques usually take care of effects of variable atmospheric extinction and exposure times, and the methods even work better as the crowding increases, because in denser fields more pixels contain information about the PSF difference. However, if a time series is taken over long baselines, other sources of noise can creep in and worsen the images, such as e.g. PSF anisotropy, or smearing, which DIA usually cannot handle even for moderately elongated PSFs. This mostly happens due to either strong winds during the exposure or due to incorrect orientation of lenses in the image sensor device. This causes stars to be out-of-shape and out-of-focus, thereby making it improper to use in the subtraction </text:span><text:soft-page-break/><text:span text:style-name="T10">process of DIA because these “corrupt” images lead to false positive results of variability/transients. In most of the studies that use DIA, these images are removed from the data set. However, when the observing program is over a long baseline and the exposures are taken at a low cadence, each image becomes very important as it is not possible to repeat them. Here we investigate several algorithms such as e.g. Richardson-Lucy Algorithm, Maximum Entropy Method and KSB method to correct such images to restore the circular shapes of stars as a first step, in order to minimize data loss in the currently run programs based on optical time series.</text:span></text:p>
      <text:p text:style-name="P3"/>
      <text:p text:style-name="Normal_20__28_Web_29_"><text:a xlink:type="simple" xlink:href="http://stsdas.stsci.edu/documents/SUG/UG_29.html#HEADING102" office:target-frame-name="_blank" xlink:show="new" text:style-name="ListLabel_20_11" text:visited-style-name="ListLabel_20_11"><text:span text:style-name="Internet_20_link"><text:span text:style-name="T11">http://stsdas.stsci.edu/documents/SUG/UG_29.html#HEADING102</text:span></text:span></text:a></text:p>
      <text:h text:style-name="Heading_20_2" text:outline-level="2"><text:span text:style-name="T13">Overview of Image Restoration</text:span></text:h>
      <text:p text:style-name="Normal_20__28_Web_29_"><text:span text:style-name="T12">and they do use the Wiener filter also:</text:span></text:p>
      <text:h text:style-name="Heading_20_2" text:outline-level="2"><text:bookmark text:name="m_-2131831580201105424_7"/><text:span text:style-name="T13">Algorithms and Methods in STSDAS</text:span></text:h>
      <text:p text:style-name="Normal_20__28_Web_29_"><text:span text:style-name="T12">Several restoration algorithms are provided in the STSDAS restore package. These algorithms, as implemented in STSDAS, are described in some detail in Chapter 12 of the HST Data Handbook. Summary descriptions of the following algorithms are provided in the next subsections:</text:span></text:p>
      <text:list xml:id="list2034661881" text:style-name="WWNum4">
        <text:list-item>
          <text:p text:style-name="P8"><text:bookmark text:name="m_-2131831580201105424_MARKER2_7"/><text:span text:style-name="T12">Richardson-Lucy algorithm: the </text:span><text:a xlink:type="simple" xlink:href="http://stsdas.stsci.edu/HelpSys/lucy.html" office:target-frame-name="_blank" xlink:show="new" text:style-name="ListLabel_20_11" text:visited-style-name="ListLabel_20_11"><text:span text:style-name="Internet_20_link"><text:span text:style-name="T11">lucy </text:span></text:span></text:a><text:span text:style-name="T12">task</text:span></text:p>
        </text:list-item>
        <text:list-item>
          <text:p text:style-name="P10"><text:span text:style-name="T12">Maximum Entropy Method: the </text:span><text:a xlink:type="simple" xlink:href="http://stsdas.stsci.edu/HelpSys/mem.html" office:target-frame-name="_blank" xlink:show="new" text:style-name="ListLabel_20_11" text:visited-style-name="ListLabel_20_11"><text:span text:style-name="Internet_20_link"><text:span text:style-name="T11">mem </text:span></text:span></text:a><text:span text:style-name="T12">task</text:span></text:p>
        </text:list-item>
        <text:list-item>
          <text:p text:style-name="P10"><text:span text:style-name="T12">s-CLEAN algorithm: the </text:span><text:a xlink:type="simple" xlink:href="http://stsdas.stsci.edu/HelpSys/sclean.html" office:target-frame-name="_blank" xlink:show="new" text:style-name="ListLabel_20_11" text:visited-style-name="ListLabel_20_11"><text:span text:style-name="Internet_20_link"><text:span text:style-name="T11">sclean </text:span></text:span></text:a><text:span text:style-name="T12">task</text:span></text:p>
        </text:list-item>
        <text:list-item>
          <text:p text:style-name="P10"><text:span text:style-name="T12">Wiener filter and Fourier inverse filter: the </text:span><text:a xlink:type="simple" xlink:href="http://stsdas.stsci.edu/HelpSys/wiener.html" office:target-frame-name="_blank" xlink:show="new" text:style-name="ListLabel_20_11" text:visited-style-name="ListLabel_20_11"><text:span text:style-name="Internet_20_link"><text:span text:style-name="T11">wiener </text:span></text:span></text:a><text:span text:style-name="T12">task</text:span></text:p>
        </text:list-item>
        <text:list-item>
          <text:p text:style-name="P9"><text:span text:style-name="T12">Adaptive filters: the </text:span><text:a xlink:type="simple" xlink:href="http://stsdas.stsci.edu/HelpSys/hfilter.html" office:target-frame-name="_blank" xlink:show="new" text:style-name="ListLabel_20_11" text:visited-style-name="ListLabel_20_11"><text:span text:style-name="Internet_20_link"><text:span text:style-name="T11">hfilter</text:span></text:span></text:a><text:span text:style-name="T12"> and </text:span><text:a xlink:type="simple" xlink:href="http://stsdas.stsci.edu/HelpSys/adaptive.html" office:target-frame-name="_blank" xlink:show="new" text:style-name="ListLabel_20_11" text:visited-style-name="ListLabel_20_11"><text:span text:style-name="Internet_20_link"><text:span text:style-name="T11">adaptive </text:span></text:span></text:a><text:span text:style-name="T12">task</text:span></text:p>
        </text:list-item>
      </text:list>
      <text:p text:style-name="Normal_20__28_Web_29_"><text:span text:style-name="T12">All of these tasks are described in detail in the on-line help for each task.</text:span></text:p>
      <text:p text:style-name="P2"/>
      <text:p text:style-name="P4">Richardson-lucy didn’t help mu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Κανονικά" style:font-pitch="fixed"/>
    <style:font-face style:name="CMMI10" svg:font-family="CMMI10" style:font-family-generic="roman" style:font-pitch="variable"/>
    <style:font-face style:name="CMR10" svg:font-family="CMR10"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MMI101" svg:font-family="CMMI10" style:font-family-generic="system" style:font-pitch="variable"/>
    <style:font-face style:name="CMR101" svg:font-family="CMR10"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addmd" style:family="text" style:parent-style-name="Default_20_Paragraph_20_Fon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Label_20_1" style:display-name="ListLabel 1" style:family="text">
      <style:text-properties style:font-name="Comic Sans MS" fo:font-family="'Comic Sans MS'" style:font-family-generic="roman" style:font-pitch="variable" fo:font-size="13.5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F" style:font-family-generic-asian="system" style:font-pitch-asian="variable"/>
    </style:style>
    <style:style style:name="ListLabel_20_11" style:display-name="ListLabel 11" style:family="text">
      <style:text-properties fo:color="#1155cc" style:font-name="Comic Sans MS" fo:font-family="'Comic Sans MS'" style:font-family-generic="roman" style:font-pitch="variable" fo:font-size="13.5pt" style:font-size-asian="13.5pt" style:font-size-complex="13.5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rjeel Ansari</meta:initial-creator>
    <meta:editing-cycles>9</meta:editing-cycles>
    <meta:creation-date>2015-10-06T09:51:00</meta:creation-date>
    <dc:date>2018-07-10T15:41:53.354981457</dc:date>
    <meta:editing-duration>PT1H55M47S</meta:editing-duration>
    <meta:generator>LibreOffice/6.0.5.2$Linux_X86_64 LibreOffice_project/00$Build-2</meta:generator>
    <meta:document-statistic meta:table-count="0" meta:image-count="0" meta:object-count="29" meta:page-count="3" meta:paragraph-count="45" meta:word-count="801" meta:character-count="5149" meta:non-whitespace-character-count="43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0/content.xml><?xml version="1.0" encoding="utf-8"?>
<math xmlns="http://www.w3.org/1998/Math/MathML" display="block">
  <semantics>
    <mrow>
      <mi>n</mi>
      <mrow>
        <mo fence="true" stretchy="false">(</mo>
        <mrow>
          <mrow>
            <mi>i</mi>
            <mi>,</mi>
            <mi>j</mi>
          </mrow>
        </mrow>
        <mo fence="true" stretchy="false">)</mo>
      </mrow>
    </mrow>
    <annotation encoding="StarMath 5.0">n(i,j)</annotation>
  </semantics>
</math>
</file>

<file path=Object 12/content.xml><?xml version="1.0" encoding="utf-8"?>
<math xmlns="http://www.w3.org/1998/Math/MathML" display="block">
  <semantics>
    <mrow>
      <mi>f</mi>
      <mrow>
        <mo fence="true" stretchy="false">(</mo>
        <mrow>
          <mrow>
            <mi>i</mi>
            <mi>,</mi>
            <mi>j</mi>
          </mrow>
        </mrow>
        <mo fence="true" stretchy="false">)</mo>
      </mrow>
    </mrow>
    <annotation encoding="StarMath 5.0">f(i,j)</annotation>
  </semantics>
</math>
</file>

<file path=Object 14/content.xml><?xml version="1.0" encoding="utf-8"?>
<math xmlns="http://www.w3.org/1998/Math/MathML" display="block">
  <semantics>
    <mrow>
      <mi>n</mi>
      <mrow>
        <mo fence="true" stretchy="false">(</mo>
        <mrow>
          <mrow>
            <mi>i</mi>
            <mi>,</mi>
            <mi>j</mi>
          </mrow>
        </mrow>
        <mo fence="true" stretchy="false">)</mo>
      </mrow>
    </mrow>
    <annotation encoding="StarMath 5.0">n(i,j)</annotation>
  </semantics>
</math>
</file>

<file path=Object 16/content.xml><?xml version="1.0" encoding="utf-8"?>
<math xmlns="http://www.w3.org/1998/Math/MathML" display="block">
  <semantics>
    <mrow>
      <mi>f</mi>
      <mrow>
        <mo fence="true" stretchy="false">(</mo>
        <mrow>
          <mrow>
            <mi>i</mi>
            <mi>,</mi>
            <mi>j</mi>
          </mrow>
        </mrow>
        <mo fence="true" stretchy="false">)</mo>
      </mrow>
    </mrow>
    <annotation encoding="StarMath 5.0">f(i,j)</annotation>
  </semantics>
</math>
</file>

<file path=Object 18/content.xml><?xml version="1.0" encoding="utf-8"?>
<math xmlns="http://www.w3.org/1998/Math/MathML" display="block">
  <semantics>
    <mrow>
      <mi>f</mi>
      <mrow>
        <mo fence="true" stretchy="false">(</mo>
        <mrow>
          <mrow>
            <mi>i</mi>
            <mi>,</mi>
            <mi>j</mi>
          </mrow>
        </mrow>
        <mo fence="true" stretchy="false">)</mo>
      </mrow>
    </mrow>
    <annotation encoding="StarMath 5.0">f(i,j)</annotation>
  </semantics>
</math>
</file>

<file path=Object 2/content.xml><?xml version="1.0" encoding="utf-8"?>
<math xmlns="http://www.w3.org/1998/Math/MathML" display="block">
  <semantics>
    <mrow>
      <mi>g</mi>
      <mrow>
        <mo fence="true" stretchy="false">(</mo>
        <mrow>
          <mrow>
            <mi>x</mi>
            <mi>,</mi>
            <mi>y</mi>
          </mrow>
        </mrow>
        <mo fence="true" stretchy="false">)</mo>
      </mrow>
    </mrow>
    <annotation encoding="StarMath 5.0">g(x,y)</annotation>
  </semantics>
</math>
</file>

<file path=Object 20/content.xml><?xml version="1.0" encoding="utf-8"?>
<math xmlns="http://www.w3.org/1998/Math/MathML" display="block">
  <semantics>
    <mrow>
      <mi>n</mi>
      <mrow>
        <mo fence="true" stretchy="false">(</mo>
        <mrow>
          <mrow>
            <mi>i</mi>
            <mi>,</mi>
            <mi>j</mi>
          </mrow>
        </mrow>
        <mo fence="true" stretchy="false">)</mo>
      </mrow>
    </mrow>
    <annotation encoding="StarMath 5.0">n(i,j)</annotation>
  </semantics>
</math>
</file>

<file path=Object 22/content.xml><?xml version="1.0" encoding="utf-8"?>
<math xmlns="http://www.w3.org/1998/Math/MathML" display="block">
  <semantics>
    <mrow>
      <mi>g</mi>
      <mrow>
        <mo fence="true" stretchy="false">(</mo>
        <mrow>
          <mrow>
            <mi>i</mi>
            <mi>,</mi>
            <mi>j</mi>
          </mrow>
        </mrow>
        <mo fence="true" stretchy="false">)</mo>
      </mrow>
    </mrow>
    <annotation encoding="StarMath 5.0">g(i,j)</annotation>
  </semantics>
</math>
</file>

<file path=Object 24/content.xml><?xml version="1.0" encoding="utf-8"?>
<math xmlns="http://www.w3.org/1998/Math/MathML" display="block">
  <semantics>
    <mrow>
      <mi>g</mi>
      <mrow>
        <mo fence="true" stretchy="false">(</mo>
        <mrow>
          <mrow>
            <mi>i</mi>
            <mi>,</mi>
            <mi>j</mi>
          </mrow>
        </mrow>
        <mo fence="true" stretchy="false">)</mo>
      </mrow>
    </mrow>
    <annotation encoding="StarMath 5.0">g(i,j)</annotation>
  </semantics>
</math>
</file>

<file path=Object 26/content.xml><?xml version="1.0" encoding="utf-8"?>
<math xmlns="http://www.w3.org/1998/Math/MathML" display="block">
  <semantics>
    <mrow>
      <mi>g</mi>
      <mrow>
        <mo fence="true" stretchy="false">(</mo>
        <mrow>
          <mrow>
            <mi>x</mi>
            <mi>,</mi>
            <mi>y</mi>
          </mrow>
        </mrow>
        <mo fence="true" stretchy="false">)</mo>
      </mrow>
    </mrow>
    <annotation encoding="StarMath 5.0">g(x,y)</annotation>
  </semantics>
</math>
</file>

<file path=Object 28/content.xml><?xml version="1.0" encoding="utf-8"?>
<math xmlns="http://www.w3.org/1998/Math/MathML" display="block">
  <semantics>
    <mrow>
      <mi>h</mi>
      <mrow>
        <mo fence="true" stretchy="false">(</mo>
        <mrow>
          <mrow>
            <mi>x</mi>
            <mi>,</mi>
            <mi>y</mi>
          </mrow>
        </mrow>
        <mo fence="true" stretchy="false">)</mo>
      </mrow>
    </mrow>
    <annotation encoding="StarMath 5.0">h(x,y)</annotation>
  </semantics>
</math>
</file>

<file path=Object 30/content.xml><?xml version="1.0" encoding="utf-8"?>
<math xmlns="http://www.w3.org/1998/Math/MathML" display="block">
  <semantics>
    <mrow>
      <mi>G</mi>
      <mrow>
        <mrow>
          <mo fence="true" stretchy="false">(</mo>
          <mrow>
            <mrow>
              <mi>u</mi>
              <mi>,</mi>
              <mi>v</mi>
            </mrow>
          </mrow>
          <mo fence="true" stretchy="false">)</mo>
        </mrow>
        <mo stretchy="false">=</mo>
        <mi>F</mi>
      </mrow>
      <mrow>
        <mo fence="true" stretchy="false">(</mo>
        <mrow>
          <mrow>
            <mi>u</mi>
            <mi>,</mi>
            <mi>v</mi>
          </mrow>
        </mrow>
        <mo fence="true" stretchy="false">)</mo>
      </mrow>
      <mi>H</mi>
      <mrow>
        <mo fence="true" stretchy="false">(</mo>
        <mrow>
          <mrow>
            <mi>u</mi>
            <mi>,</mi>
            <mi>v</mi>
          </mrow>
        </mrow>
        <mo fence="true" stretchy="false">)</mo>
      </mrow>
    </mrow>
    <annotation encoding="StarMath 5.0">G(u,v) = F(u,v) H(u,v)</annotation>
  </semantics>
</math>
</file>

<file path=Object 32/content.xml><?xml version="1.0" encoding="utf-8"?>
<math xmlns="http://www.w3.org/1998/Math/MathML" display="block">
  <semantics>
    <mrow>
      <mi>G</mi>
      <mrow>
        <mo fence="true" stretchy="false">(</mo>
        <mrow>
          <mrow>
            <mi>u</mi>
            <mi>,</mi>
            <mi>v</mi>
          </mrow>
        </mrow>
        <mo fence="true" stretchy="false">)</mo>
      </mrow>
    </mrow>
    <annotation encoding="StarMath 5.0">G(u,v)</annotation>
  </semantics>
</math>
</file>

<file path=Object 34/content.xml><?xml version="1.0" encoding="utf-8"?>
<math xmlns="http://www.w3.org/1998/Math/MathML" display="block">
  <semantics>
    <mrow>
      <mi>F</mi>
      <mrow>
        <mo fence="true" stretchy="false">(</mo>
        <mrow>
          <mrow>
            <mi>u</mi>
            <mi>,</mi>
            <mi>v</mi>
          </mrow>
        </mrow>
        <mo fence="true" stretchy="false">)</mo>
      </mrow>
    </mrow>
    <annotation encoding="StarMath 5.0"> F(u,v)</annotation>
  </semantics>
</math>
</file>

<file path=Object 36/content.xml><?xml version="1.0" encoding="utf-8"?>
<math xmlns="http://www.w3.org/1998/Math/MathML" display="block">
  <semantics>
    <mrow>
      <mi>H</mi>
      <mrow>
        <mo fence="true" stretchy="false">(</mo>
        <mrow>
          <mrow>
            <mi>u</mi>
            <mi>,</mi>
            <mi>v</mi>
          </mrow>
        </mrow>
        <mo fence="true" stretchy="false">)</mo>
      </mrow>
    </mrow>
    <annotation encoding="StarMath 5.0"> H(u,v)</annotation>
  </semantics>
</math>
</file>

<file path=Object 38/content.xml><?xml version="1.0" encoding="utf-8"?>
<math xmlns="http://www.w3.org/1998/Math/MathML" display="block">
  <semantics>
    <mrow>
      <mi>g</mi>
      <mrow>
        <mo fence="true" stretchy="false">(</mo>
        <mrow>
          <mrow>
            <mi>x</mi>
            <mi>,</mi>
            <mi>y</mi>
          </mrow>
        </mrow>
        <mo fence="true" stretchy="false">)</mo>
      </mrow>
      <mi>,</mi>
      <mi>f</mi>
      <mrow>
        <mo fence="true" stretchy="false">(</mo>
        <mrow>
          <mrow>
            <mi>x</mi>
            <mi>,</mi>
            <mi>y</mi>
          </mrow>
        </mrow>
        <mo fence="true" stretchy="false">)</mo>
      </mrow>
    </mrow>
    <annotation encoding="StarMath 5.0">g(x,y), f(x,y)</annotation>
  </semantics>
</math>
</file>

<file path=Object 4/content.xml><?xml version="1.0" encoding="utf-8"?>
<math xmlns="http://www.w3.org/1998/Math/MathML" display="block">
  <semantics>
    <mrow>
      <mi>f</mi>
      <mrow>
        <mo fence="true" stretchy="false">(</mo>
        <mrow>
          <mrow>
            <mi>x</mi>
            <mi>,</mi>
            <mi>y</mi>
          </mrow>
        </mrow>
        <mo fence="true" stretchy="false">)</mo>
      </mrow>
    </mrow>
    <annotation encoding="StarMath 5.0">f(x,y)</annotation>
  </semantics>
</math>
</file>

<file path=Object 40/content.xml><?xml version="1.0" encoding="utf-8"?>
<math xmlns="http://www.w3.org/1998/Math/MathML" display="block">
  <semantics>
    <mrow>
      <mi>h</mi>
      <mrow>
        <mo fence="true" stretchy="false">(</mo>
        <mrow>
          <mrow>
            <mi>x</mi>
            <mi>,</mi>
            <mi>y</mi>
          </mrow>
        </mrow>
        <mo fence="true" stretchy="false">)</mo>
      </mrow>
    </mrow>
    <annotation encoding="StarMath 5.0">h(x,y)</annotation>
  </semantics>
</math>
</file>

<file path=Object 42/content.xml><?xml version="1.0" encoding="utf-8"?>
<math xmlns="http://www.w3.org/1998/Math/MathML" display="block">
  <semantics>
    <mrow>
      <mi>n</mi>
      <mrow>
        <mo fence="true" stretchy="false">(</mo>
        <mrow>
          <mrow>
            <mi>x</mi>
            <mi>,</mi>
            <mi>y</mi>
          </mrow>
        </mrow>
        <mo fence="true" stretchy="false">)</mo>
      </mrow>
    </mrow>
    <annotation encoding="StarMath 5.0">n(x,y)</annotation>
  </semantics>
</math>
</file>

<file path=Object 44/content.xml><?xml version="1.0" encoding="utf-8"?>
<math xmlns="http://www.w3.org/1998/Math/MathML" display="block">
  <semantics>
    <mrow>
      <mrow>
        <msup>
          <mi>F</mi>
          <mrow>
            <mo fence="true" stretchy="false">(</mo>
            <mrow>
              <mrow>
                <mi>u</mi>
                <mi>,</mi>
                <mi>v</mi>
              </mrow>
            </mrow>
            <mo fence="true" stretchy="false">)</mo>
          </mrow>
        </msup>
        <mo stretchy="false">=</mo>
        <mfrac>
          <mrow>
            <msup>
              <mi>H</mi>
              <mi>'</mi>
            </msup>
            <mrow>
              <mo fence="true" stretchy="true">(</mo>
              <mrow>
                <mrow>
                  <mi>u</mi>
                  <mi>,</mi>
                  <mi>v</mi>
                </mrow>
              </mrow>
              <mo fence="true" stretchy="true">)</mo>
            </mrow>
          </mrow>
          <mrow>
            <mi>H</mi>
            <mrow>
              <mo fence="true" stretchy="true">(</mo>
              <mrow>
                <mrow>
                  <mi>u</mi>
                  <mi>,</mi>
                  <mi>v</mi>
                </mrow>
              </mrow>
              <mo fence="true" stretchy="true">)</mo>
            </mrow>
            <msup>
              <mi>H</mi>
              <mi>'</mi>
            </msup>
            <mrow>
              <mo fence="true" stretchy="true">(</mo>
              <mrow>
                <mrow>
                  <mi>u</mi>
                  <mi>,</mi>
                  <mi>v</mi>
                </mrow>
              </mrow>
              <mo fence="true" stretchy="true">)</mo>
            </mrow>
          </mrow>
        </mfrac>
      </mrow>
      <mi>G</mi>
      <mrow>
        <mo fence="true" stretchy="false">(</mo>
        <mrow>
          <mrow>
            <mi>u</mi>
            <mi>,</mi>
            <mi>v</mi>
          </mrow>
        </mrow>
        <mo fence="true" stretchy="false">)</mo>
      </mrow>
    </mrow>
    <annotation encoding="StarMath 5.0">F^(u,v)=  {{H} ^ {'} left (u,v right )} over {H left (u,v right ) {H} ^ {'} left (u,v right )} G(u,v)</annotation>
  </semantics>
</math>
</file>

<file path=Object 46/content.xml><?xml version="1.0" encoding="utf-8"?>
<math xmlns="http://www.w3.org/1998/Math/MathML" display="block">
  <semantics>
    <mrow>
      <mi>H</mi>
      <mi>'</mi>
      <mrow>
        <mo fence="true" stretchy="false">(</mo>
        <mrow>
          <mrow>
            <mi>u</mi>
            <mi>,</mi>
            <mi>v</mi>
          </mrow>
        </mrow>
        <mo fence="true" stretchy="false">)</mo>
      </mrow>
    </mrow>
    <annotation encoding="StarMath 5.0">H'(u,v)</annotation>
  </semantics>
</math>
</file>

<file path=Object 48/content.xml><?xml version="1.0" encoding="utf-8"?>
<math xmlns="http://www.w3.org/1998/Math/MathML" display="block">
  <semantics>
    <mrow>
      <mi>H</mi>
      <mrow>
        <mo fence="true" stretchy="false">(</mo>
        <mrow>
          <mrow>
            <mi>u</mi>
            <mi>,</mi>
            <mi>v</mi>
          </mrow>
        </mrow>
        <mo fence="true" stretchy="false">)</mo>
      </mrow>
    </mrow>
    <annotation encoding="StarMath 5.0">H(u,v)</annotation>
  </semantics>
</math>
</file>

<file path=Object 50/content.xml><?xml version="1.0" encoding="utf-8"?>
<math xmlns="http://www.w3.org/1998/Math/MathML" display="block">
  <semantics>
    <msup>
      <mi>F</mi>
      <mrow>
        <mo fence="true" stretchy="false">(</mo>
        <mrow>
          <mrow>
            <mi>u</mi>
            <mi>,</mi>
            <mi>v</mi>
          </mrow>
        </mrow>
        <mo fence="true" stretchy="false">)</mo>
      </mrow>
    </msup>
    <annotation encoding="StarMath 5.0">F^(u,v)</annotation>
  </semantics>
</math>
</file>

<file path=Object 52/content.xml><?xml version="1.0" encoding="utf-8"?>
<math xmlns="http://www.w3.org/1998/Math/MathML" display="block">
  <semantics>
    <mrow>
      <mi>F</mi>
      <mrow>
        <mo fence="true" stretchy="false">(</mo>
        <mrow>
          <mrow>
            <mi>u</mi>
            <mi>,</mi>
            <mi>v</mi>
          </mrow>
        </mrow>
        <mo fence="true" stretchy="false">)</mo>
      </mrow>
    </mrow>
    <annotation encoding="StarMath 5.0">F(u,v)</annotation>
  </semantics>
</math>
</file>

<file path=Object 54/content.xml><?xml version="1.0" encoding="utf-8"?>
<math xmlns="http://www.w3.org/1998/Math/MathML" display="block">
  <semantics>
    <msup>
      <mi>F</mi>
      <mrow>
        <mo fence="true" stretchy="false">(</mo>
        <mrow>
          <mrow>
            <mi>u</mi>
            <mi>,</mi>
            <mi>v</mi>
          </mrow>
        </mrow>
        <mo fence="true" stretchy="false">)</mo>
      </mrow>
    </msup>
    <annotation encoding="StarMath 5.0">F^(u,v)</annotation>
  </semantics>
</math>
</file>

<file path=Object 56/content.xml><?xml version="1.0" encoding="utf-8"?>
<math xmlns="http://www.w3.org/1998/Math/MathML" display="block">
  <semantics>
    <msup>
      <mi>f</mi>
      <mrow>
        <mo fence="true" stretchy="false">(</mo>
        <mrow>
          <mrow>
            <mi>x</mi>
            <mi>,</mi>
            <mi>y</mi>
          </mrow>
        </mrow>
        <mo fence="true" stretchy="false">)</mo>
      </mrow>
    </msup>
    <annotation encoding="StarMath 5.0">f^(x,y)</annotation>
  </semantics>
</math>
</file>

<file path=Object 58/content.xml><?xml version="1.0" encoding="utf-8"?>
<math xmlns="http://www.w3.org/1998/Math/MathML" display="block">
  <semantics>
    <mrow>
      <mi>f</mi>
      <mrow>
        <mo fence="true" stretchy="false">(</mo>
        <mrow>
          <mrow>
            <mi>x</mi>
            <mi>,</mi>
            <mi>y</mi>
          </mrow>
        </mrow>
        <mo fence="true" stretchy="false">)</mo>
      </mrow>
    </mrow>
    <annotation encoding="StarMath 5.0">f(x,y)</annotation>
  </semantics>
</math>
</file>

<file path=Object 6/content.xml><?xml version="1.0" encoding="utf-8"?>
<math xmlns="http://www.w3.org/1998/Math/MathML" display="block">
  <semantics>
    <mrow>
      <mi>g</mi>
      <mrow>
        <mrow>
          <mo fence="true" stretchy="false">(</mo>
          <mrow>
            <mrow>
              <mi>i</mi>
              <mi>,</mi>
              <mi>j</mi>
            </mrow>
          </mrow>
          <mo fence="true" stretchy="false">)</mo>
        </mrow>
        <mo stretchy="false">=</mo>
        <mi>f</mi>
      </mrow>
      <mrow>
        <mrow>
          <mo fence="true" stretchy="false">(</mo>
          <mrow>
            <mrow>
              <mi>i</mi>
              <mi>,</mi>
              <mi>j</mi>
            </mrow>
          </mrow>
          <mo fence="true" stretchy="false">)</mo>
        </mrow>
        <mo stretchy="false">+</mo>
        <mi>n</mi>
      </mrow>
      <mrow>
        <mo fence="true" stretchy="false">(</mo>
        <mrow>
          <mrow>
            <mi>i</mi>
            <mi>,</mi>
            <mi>j</mi>
          </mrow>
        </mrow>
        <mo fence="true" stretchy="false">)</mo>
      </mrow>
    </mrow>
    <annotation encoding="StarMath 5.0">g(i,j) = f(i,j) + n(i,j)</annotation>
  </semantics>
</math>
</file>

<file path=Object 8/content.xml><?xml version="1.0" encoding="utf-8"?>
<math xmlns="http://www.w3.org/1998/Math/MathML" display="block">
  <semantics>
    <mrow>
      <mn>0</mn>
      <mi>≤</mi>
      <mi>i</mi>
      <mi>,</mi>
      <mi>j</mi>
      <mi>≤</mi>
      <mrow>
        <mi>N</mi>
        <mo stretchy="false">−</mo>
        <mn>1</mn>
      </mrow>
    </mrow>
    <annotation encoding="StarMath 5.0">0 ≤ i,j ≤ N-1</annotation>
  </semantics>
</math>
</file>